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Project was built on Xcode using SDL2.0 library, can be built again on Xcode using SDL2.framework, SDL2_image.framework, SDL2_ttf.framework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46</meta:generator>
  </office:meta>
</office:document-meta>
</file>